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fd7" officeooo:paragraph-rsid="00056fd7"/>
    </style:style>
    <style:style style:name="P2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56fd7" officeooo:paragraph-rsid="00056fd7"/>
    </style:style>
    <style:style style:name="P3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officeooo:rsid="00056fd7" officeooo:paragraph-rsid="00056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systemctl stop NetworkManager</text:p>
      <text:p text:style-name="P1">sudo systemctl disable NetworkManager</text:p>
      <text:p text:style-name="P1">sudo systemctl start systemd-network</text:p>
      <text:p text:style-name="P1">sudo systemctl enable systemd-network</text:p>
      <text:p text:style-name="P1"/>
      <text:p text:style-name="P1"/>
      <text:p text:style-name="P1"/>
      <text:p text:style-name="P1"/>
      <text:p text:style-name="P1">#Let NetworkManager manage all devices on this system network:</text:p>
      <text:p text:style-name="P1"/>
      <text:p text:style-name="P1"><text:tab/>version: 2</text:p>
      <text:p text:style-name="P1"><text:tab/>renderer: networkd</text:p>
      <text:p text:style-name="P1"><text:tab/>ethernets:</text:p>
      <text:p text:style-name="P1"><text:tab/> <text:s text:c="2"/>enp0s3:</text:p>
      <text:p text:style-name="P1"><text:tab/> <text:s text:c="6"/>addresses:</text:p>
      <text:p text:style-name="P1"><text:tab/><text:tab/>-192.168.10.5/24</text:p>
      <text:p text:style-name="P1"><text:tab/> <text:s text:c="6"/>routes:</text:p>
      <text:p text:style-name="P2"><text:s text:c="4"/>- to: default</text:p>
      <text:p text:style-name="P3"><text:s text:c="4"/>via: 192.168.10.1</text:p>
      <text:p text:style-name="P3">nameservers:</text:p>
      <text:p text:style-name="P3"><text:s text:c="4"/>addresses:</text:p>
      <text:p text:style-name="P3"><text:s text:c="8"/>- 8.8.8.8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9:04:49.777768042</meta:creation-date>
    <dc:date>2026-01-23T19:10:22.886588542</dc:date>
    <meta:editing-duration>PT5M35S</meta:editing-duration>
    <meta:editing-cycles>1</meta:editing-cycles>
    <meta:document-statistic meta:table-count="0" meta:image-count="0" meta:object-count="0" meta:page-count="1" meta:paragraph-count="17" meta:word-count="43" meta:character-count="390" meta:non-whitespace-character-count="319"/>
    <meta:generator>LibreOffice/24.2.6.2$Linux_X86_64 LibreOffice_project/420$Build-2</meta:generator>
  </office:meta>
</office:document-meta>
</file>